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cm" table:align="left" style:may-break-between-rows="true" style:writing-mode="lr-tb"/>
    </style:style>
    <style:style style:name="Таблица1.A" style:family="table-column">
      <style:table-column-properties style:column-width="5.667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B5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C5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A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7.002cm" fo:margin-left="0cm" table:align="left" style:may-break-between-rows="true" style:writing-mode="lr-tb"/>
    </style:style>
    <style:style style:name="Таблица2.A" style:family="table-column">
      <style:table-column-properties style:column-width="5.667cm"/>
    </style:style>
    <style:style style:name="Таблица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6.914cm" fo:margin-left="0cm" table:align="left" style:may-break-between-rows="true" style:writing-mode="lr-tb"/>
    </style:style>
    <style:style style:name="Таблица3.A" style:family="table-column">
      <style:table-column-properties style:column-width="5.632cm"/>
    </style:style>
    <style:style style:name="Таблица3.B" style:family="table-column">
      <style:table-column-properties style:column-width="5.669cm"/>
    </style:style>
    <style:style style:name="Таблица3.C" style:family="table-column">
      <style:table-column-properties style:column-width="5.613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" style:family="table">
      <style:table-properties style:width="16.896cm" fo:margin-left="0cm" table:align="left" style:may-break-between-rows="true" style:writing-mode="lr-tb"/>
    </style:style>
    <style:style style:name="Таблица4.A" style:family="table-column">
      <style:table-column-properties style:column-width="5.632cm"/>
    </style:style>
    <style:style style:name="Таблица4.B" style:family="table-column">
      <style:table-column-properties style:column-width="5.65cm"/>
    </style:style>
    <style:style style:name="Таблица4.C" style:family="table-column">
      <style:table-column-properties style:column-width="5.614cm"/>
    </style:style>
    <style:style style:name="Таблица4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" style:family="table">
      <style:table-properties style:width="16.884cm" fo:margin-left="0cm" table:align="left" style:may-break-between-rows="true" style:writing-mode="lr-tb"/>
    </style:style>
    <style:style style:name="Таблица5.A" style:family="table-column">
      <style:table-column-properties style:column-width="5.576cm"/>
    </style:style>
    <style:style style:name="Таблица5.B" style:family="table-column">
      <style:table-column-properties style:column-width="5.65cm"/>
    </style:style>
    <style:style style:name="Таблица5.C" style:family="table-column">
      <style:table-column-properties style:column-width="5.659cm"/>
    </style:style>
    <style:style style:name="Таблица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" style:family="table">
      <style:table-properties style:width="16.896cm" fo:margin-left="0cm" table:align="left" style:may-break-between-rows="true" style:writing-mode="lr-tb"/>
    </style:style>
    <style:style style:name="Таблица6.A" style:family="table-column">
      <style:table-column-properties style:column-width="5.593cm"/>
    </style:style>
    <style:style style:name="Таблица6.B" style:family="table-column">
      <style:table-column-properties style:column-width="5.652cm"/>
    </style:style>
    <style:style style:name="Таблица6.1" style:family="table-row">
      <style:table-row-properties style:min-row-height="0.826cm"/>
    </style:style>
    <style:style style:name="Таблица6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01829a" officeooo:paragraph-rsid="0001829a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rsid="0001829a" officeooo:paragraph-rsid="0001829a" fo:background-color="transparent" style:font-name-asian="Calibri1" style:font-size-asian="12pt" style:font-name-complex="Calibri1" style:font-size-complex="12pt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font-name="Calibri1" fo:font-size="11pt" style:font-name-asian="Calibri1" style:font-name-complex="Calibri1"/>
    </style:style>
    <style:style style:name="T3" style:family="text">
      <style:text-properties style:font-name="Calibri1" fo:font-size="11pt" officeooo:rsid="00011f4a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D-SUB-15 </text:p>
          </table:table-cell>
          <table:table-cell table:style-name="Таблица1.B1" office:value-type="string">
            <text:p text:style-name="P1">33DSMT1-E15SNCT</text:p>
            <text:p text:style-name="P1">200-015-263R001</text:p>
          </table:table-cell>
          <table:table-cell table:style-name="Таблица1.C1" office:value-type="string">
            <text:p text:style-name="P1">626-1563-ND</text:p>
            <text:p text:style-name="P1">200-15FA-ND</text:p>
          </table:table-cell>
        </table:table-row>
        <table:table-row>
          <table:table-cell table:style-name="Таблица1.A2" office:value-type="string">
            <text:p text:style-name="P1">Screw <text:s text:c="24"/>2pcs</text:p>
          </table:table-cell>
          <table:table-cell table:style-name="Таблица1.B2" office:value-type="string">
            <text:p text:style-name="P1">SFSO4404NR</text:p>
            <text:p text:style-name="P1">5207953-3</text:p>
          </table:table-cell>
          <table:table-cell table:style-name="Таблица1.C2" office:value-type="string">
            <text:p text:style-name="P1">SFSO4404NR-ND</text:p>
            <text:p text:style-name="P1">5207953-3-ND</text:p>
          </table:table-cell>
        </table:table-row>
        <table:table-row>
          <table:table-cell table:style-name="Таблица1.A3" office:value-type="string">
            <text:p text:style-name="P1">RJ45 MIC connector</text:p>
          </table:table-cell>
          <table:table-cell table:style-name="Таблица1.B3" office:value-type="string">
            <text:p text:style-name="P1">RJLSE4238101T</text:p>
          </table:table-cell>
          <table:table-cell table:style-name="Таблица1.C3" office:value-type="string">
            <text:p text:style-name="P1">RJLSE4238101TCT-ND</text:p>
          </table:table-cell>
        </table:table-row>
        <table:table-row>
          <table:table-cell table:style-name="Таблица1.A4" office:value-type="string">
            <text:p text:style-name="P1">Mosfet P-ch <text:s text:c="14"/>2pcs</text:p>
          </table:table-cell>
          <table:table-cell table:style-name="Таблица1.B4" office:value-type="string">
            <text:p text:style-name="P1">NTR1P02T1G</text:p>
          </table:table-cell>
          <table:table-cell table:style-name="Таблица1.C4" office:value-type="string">
            <text:p text:style-name="P1">NTR1P02T1GOSCT-ND</text:p>
          </table:table-cell>
        </table:table-row>
        <table:table-row>
          <table:table-cell table:style-name="Таблица1.A5" office:value-type="string">
            <text:p text:style-name="P1">N-Mosfet <text:s text:c="22"/></text:p>
          </table:table-cell>
          <table:table-cell table:style-name="Таблица1.B5" office:value-type="string">
            <text:p text:style-name="P1">2N7002P,215</text:p>
          </table:table-cell>
          <table:table-cell table:style-name="Таблица1.C5" office:value-type="string">
            <text:p text:style-name="P1">568-5818-1-ND</text:p>
          </table:table-cell>
        </table:table-row>
        <table:table-row>
          <table:table-cell table:style-name="Таблица1.A6" office:value-type="string">
            <text:p text:style-name="P1">Attenuators <text:s text:c="14"/>2pcs</text:p>
          </table:table-cell>
          <table:table-cell table:style-name="Таблица1.B6" office:value-type="string">
            <text:p text:style-name="P1">PE4312MLBA-Z</text:p>
            <text:p text:style-name="P1">PE4306</text:p>
          </table:table-cell>
          <table:table-cell table:style-name="Таблица1.C6" office:value-type="string">
            <text:p text:style-name="P1">1046-1098-1-ND</text:p>
            <text:p text:style-name="P1">1046-1033-2-ND</text:p>
          </table:table-cell>
        </table:table-row>
        <table:table-row>
          <table:table-cell table:style-name="Таблица1.A7" office:value-type="string">
            <text:p text:style-name="P1">OP AMP</text:p>
          </table:table-cell>
          <table:table-cell table:style-name="Таблица1.B7" office:value-type="string">
            <text:p text:style-name="P1">OPA2677U</text:p>
          </table:table-cell>
          <table:table-cell table:style-name="Таблица1.C7" office:value-type="string">
            <text:p text:style-name="P1">OPA2677U-ND</text:p>
          </table:table-cell>
        </table:table-row>
        <table:table-row>
          <table:table-cell table:style-name="Таблица1.A8" office:value-type="string">
            <text:p text:style-name="P1">TPS62143 <text:s/>5V stab</text:p>
          </table:table-cell>
          <table:table-cell table:style-name="Таблица1.B8" office:value-type="string">
            <text:p text:style-name="P1">TPS62143RGTR+++</text:p>
            <text:p text:style-name="P1">TPS62130</text:p>
            <text:p text:style-name="P1">TPS62140</text:p>
            <text:p text:style-name="P1">TLV62130</text:p>
          </table:table-cell>
          <table:table-cell table:style-name="Таблица1.C8" office:value-type="string">
            <text:p text:style-name="P1">296-39448-1-ND</text:p>
          </table:table-cell>
        </table:table-row>
        <table:table-row>
          <table:table-cell table:style-name="Таблица1.A9" office:value-type="string">
            <text:p text:style-name="P1">Power line choke</text:p>
          </table:table-cell>
          <table:table-cell table:style-name="Таблица1.B9" office:value-type="string">
            <text:p text:style-name="P1">SRF0504-102Y</text:p>
            <text:p text:style-name="P1">DLW5BTM102SQ2L</text:p>
          </table:table-cell>
          <table:table-cell table:style-name="Таблица1.C9" office:value-type="string">
            <text:p text:style-name="P1">SRF0504-102YCT-ND</text:p>
            <text:p text:style-name="P1">490-7743-1-ND</text:p>
          </table:table-cell>
        </table:table-row>
        <table:table-row>
          <table:table-cell table:style-name="Таблица1.A10" office:value-type="string">
            <text:p text:style-name="P1">PTC <text:s/>12V 1.5A</text:p>
          </table:table-cell>
          <table:table-cell table:style-name="Таблица1.B10" office:value-type="string">
            <text:p text:style-name="P1">MINISMDC150F/12-2</text:p>
          </table:table-cell>
          <table:table-cell table:style-name="Таблица1.C10" office:value-type="string">
            <text:p text:style-name="P1">MINISMDC150F12-2CT-ND</text:p>
          </table:table-cell>
        </table:table-row>
        <table:table-row>
          <table:table-cell table:style-name="Таблица1.A11" office:value-type="string">
            <text:p text:style-name="P1">PTC 12V 0.1A</text:p>
          </table:table-cell>
          <table:table-cell table:style-name="Таблица1.B11" office:value-type="string">
            <text:p text:style-name="P1">0ZCM0010FF2G</text:p>
          </table:table-cell>
          <table:table-cell table:style-name="Таблица1.C11" office:value-type="string">
            <text:p text:style-name="P1">507-1818-1-ND</text:p>
          </table:table-cell>
        </table:table-row>
        <table:table-row>
          <table:table-cell table:style-name="Таблица1.A12" office:value-type="string">
            <text:p text:style-name="P1">TVS diode 12V <text:s text:c="11"/>2pcs</text:p>
          </table:table-cell>
          <table:table-cell table:style-name="Таблица1.B12" office:value-type="string">
            <text:p text:style-name="P1">SMAJ12A</text:p>
          </table:table-cell>
          <table:table-cell table:style-name="Таблица1.C12" office:value-type="string">
            <text:p text:style-name="P1">SMAJ12ALFCT-ND</text:p>
          </table:table-cell>
        </table:table-row>
        <table:table-row>
          <table:table-cell table:style-name="Таблица1.A13" office:value-type="string">
            <text:p text:style-name="P1">REG 5V 500mA</text:p>
          </table:table-cell>
          <table:table-cell table:style-name="Таблица1.B13" office:value-type="string">
            <text:p text:style-name="P1">UA78M05CDCY</text:p>
          </table:table-cell>
          <table:table-cell table:style-name="Таблица1.C13" office:value-type="string">
            <text:p text:style-name="P1">296-27138-5-ND</text:p>
          </table:table-cell>
        </table:table-row>
        <table:table-row>
          <table:table-cell table:style-name="Таблица1.A14" office:value-type="string">
            <text:p text:style-name="P1">REG SW 1.2V 1.5A <text:s text:c="4"/>2psc</text:p>
          </table:table-cell>
          <table:table-cell table:style-name="Таблица1.B14" office:value-type="string">
            <text:p text:style-name="P1">SC189CSKTRT</text:p>
          </table:table-cell>
          <table:table-cell table:style-name="Таблица1.C14" office:value-type="string">
            <text:p text:style-name="P1">SC189CSKCT-ND</text:p>
          </table:table-cell>
        </table:table-row>
        <table:table-row>
          <table:table-cell table:style-name="Таблица1.A15" office:value-type="string">
            <text:p text:style-name="P1">REG SW 3.3V 1.5A</text:p>
          </table:table-cell>
          <table:table-cell table:style-name="Таблица1.B15" office:value-type="string">
            <text:p text:style-name="P1">SC189ZSKTRT</text:p>
          </table:table-cell>
          <table:table-cell table:style-name="Таблица1.C15" office:value-type="string">
            <text:p text:style-name="P1">SC189ZSKCT-ND</text:p>
          </table:table-cell>
        </table:table-row>
        <table:table-row>
          <table:table-cell table:style-name="Таблица1.A16" office:value-type="string">
            <text:p text:style-name="P1">LAN PHY</text:p>
          </table:table-cell>
          <table:table-cell table:style-name="Таблица1.B16" office:value-type="string">
            <text:p text:style-name="P1">KSZ9031RNXCC-ND</text:p>
          </table:table-cell>
          <table:table-cell table:style-name="Таблица1.C16" office:value-type="string">
            <text:p text:style-name="P1">KSZ9031RNXCC</text:p>
          </table:table-cell>
        </table:table-row>
        <table:table-row>
          <table:table-cell table:style-name="Таблица1.A17" office:value-type="string">
            <text:p text:style-name="P1">LAN Connector </text:p>
          </table:table-cell>
          <table:table-cell table:style-name="Таблица1.B17" office:value-type="string">
            <text:p text:style-name="P1">SI-61001-F</text:p>
          </table:table-cell>
          <table:table-cell table:style-name="Таблица1.C17" office:value-type="string">
            <text:p text:style-name="P1">380-1142-ND</text:p>
          </table:table-cell>
        </table:table-row>
        <table:table-row>
          <table:table-cell table:style-name="Таблица1.A18" office:value-type="string">
            <text:p text:style-name="P1">122.880 VCO</text:p>
          </table:table-cell>
          <table:table-cell table:style-name="Таблица1.B18" office:value-type="string">
            <text:p text:style-name="P1">VG-4513CA </text:p>
            <text:p text:style-name="P1">NV7050SG</text:p>
          </table:table-cell>
          <table:table-cell table:style-name="Таблица1.C18" office:value-type="string">
            <text:p text:style-name="P1">SER3906CT-ND</text:p>
          </table:table-cell>
        </table:table-row>
        <table:table-row>
          <table:table-cell table:style-name="Таблица1.A19" office:value-type="string">
            <text:p text:style-name="P1">10MHz0.28ppm</text:p>
          </table:table-cell>
          <table:table-cell table:style-name="Таблица1.B19" office:value-type="string">
            <text:p text:style-name="P1">7N-10.000MBP-T</text:p>
          </table:table-cell>
          <table:table-cell table:style-name="Таблица1.C19" office:value-type="string">
            <text:p text:style-name="P1">887-2498-1-ND</text:p>
          </table:table-cell>
        </table:table-row>
        <table:table-row>
          <table:table-cell table:style-name="Таблица1.A20" office:value-type="string">
            <text:p text:style-name="P1">25MHz</text:p>
          </table:table-cell>
          <table:table-cell table:style-name="Таблица1.B20" office:value-type="string">
            <text:p text:style-name="P1">ASFL1-25.000MHZ-EC-T</text:p>
            <text:p text:style-name="P1">FOX924B-25.000</text:p>
          </table:table-cell>
          <table:table-cell table:style-name="Таблица1.C20" office:value-type="string">
            <text:p text:style-name="P1">300-8254-1-ND</text:p>
            <text:p text:style-name="P1">631-1074-1-ND</text:p>
          </table:table-cell>
        </table:table-row>
        <table:table-row>
          <table:table-cell table:style-name="Таблица1.A21" office:value-type="string">
            <text:p text:style-name="P1">RF-in protect <text:s text:c="11"/>2pcs</text:p>
          </table:table-cell>
          <table:table-cell table:style-name="Таблица1.B21" office:value-type="string">
            <text:p text:style-name="P1">GBLC03(C)</text:p>
          </table:table-cell>
          <table:table-cell table:style-name="Таблица1.C21" office:value-type="string">
            <text:p text:style-name="P3"/>
          </table:table-cell>
        </table:table-row>
        <table:table-row>
          <table:table-cell table:style-name="Таблица1.A22" office:value-type="string">
            <text:p text:style-name="P1">Ferrite core <text:s text:c="13"/></text:p>
          </table:table-cell>
          <table:table-cell table:style-name="Таблица1.B22" office:value-type="string">
            <text:p text:style-name="P1">BN43-202</text:p>
          </table:table-cell>
          <table:table-cell table:style-name="Таблица1.C22" office:value-type="string">
            <text:p text:style-name="P1">Amidon</text:p>
          </table:table-cell>
        </table:table-row>
        <table:table-row>
          <table:table-cell table:style-name="Таблица1.A23" office:value-type="string">
            <text:p text:style-name="P1">Ferrite core <text:s text:c="14"/></text:p>
          </table:table-cell>
          <table:table-cell table:style-name="Таблица1.B23" office:value-type="string">
            <text:p text:style-name="P1">BN43-2402</text:p>
          </table:table-cell>
          <table:table-cell table:style-name="Таблица1.C23" office:value-type="string">
            <text:p text:style-name="P1">Amidon</text:p>
          </table:table-cell>
        </table:table-row>
        <table:table-row>
          <table:table-cell table:style-name="Таблица1.A24" office:value-type="string">
            <text:p text:style-name="P1">Power connector</text:p>
          </table:table-cell>
          <table:table-cell table:style-name="Таблица1.B24" office:value-type="string">
            <text:p text:style-name="P1">PJ-040CH</text:p>
          </table:table-cell>
          <table:table-cell table:style-name="Таблица1.C24" office:value-type="string">
            <text:p text:style-name="P1">CP-040CH-ND</text:p>
          </table:table-cell>
        </table:table-row>
        <table:table-row>
          <table:table-cell table:style-name="Таблица1.A25" office:value-type="string">
            <text:p text:style-name="P1">Power plug</text:p>
          </table:table-cell>
          <table:table-cell table:style-name="Таблица1.B25" office:value-type="string">
            <text:p text:style-name="P1">PP3-002C</text:p>
            <text:p text:style-name="P1">PP3-002B*</text:p>
          </table:table-cell>
          <table:table-cell table:style-name="Таблица1.C25" office:value-type="string">
            <text:p text:style-name="P1">CP3-1002-ND</text:p>
            <text:p text:style-name="P1">CP3-1001-ND*</text:p>
          </table:table-cell>
        </table:table-row>
        <table:table-row>
          <table:table-cell table:style-name="Таблица1.A26" office:value-type="string">
            <text:p text:style-name="P1">SMA Jack female <text:s text:c="4"/>5pcs</text:p>
          </table:table-cell>
          <table:table-cell table:style-name="Таблица1.B26" office:value-type="string">
            <text:p text:style-name="P1">5-1814400-1</text:p>
          </table:table-cell>
          <table:table-cell table:style-name="Таблица1.C26" office:value-type="string">
            <text:p text:style-name="P1">A97593-ND</text:p>
          </table:table-cell>
        </table:table-row>
        <table:table-row>
          <table:table-cell table:style-name="Таблица1.A27" office:value-type="string">
            <text:p text:style-name="P1">RF transistor <text:s text:c="11"/>2pcs</text:p>
          </table:table-cell>
          <table:table-cell table:style-name="Таблица1.B27" office:value-type="string">
            <text:p text:style-name="P1">PD85004</text:p>
            <text:p text:style-name="P1">RD01MUS2</text:p>
          </table:table-cell>
          <table:table-cell table:style-name="Таблица1.C27" office:value-type="string">
            <text:p text:style-name="P1">497-8291-1-ND</text:p>
          </table:table-cell>
        </table:table-row>
        <table:table-row>
          <table:table-cell table:style-name="Таблица1.A28" office:value-type="string">
            <text:p text:style-name="P1">1.8 V ADC power <text:s text:c="5"/>2pcs</text:p>
          </table:table-cell>
          <table:table-cell table:style-name="Таблица1.B28" office:value-type="string">
            <text:p text:style-name="P1">MCP1824T-1802E/OT</text:p>
          </table:table-cell>
          <table:table-cell table:style-name="Таблица1.C28" office:value-type="string">
            <text:p text:style-name="P1">MCP1824T-1802E/OTCT-ND</text:p>
          </table:table-cell>
        </table:table-row>
        <table:table-row>
          <table:table-cell table:style-name="Таблица1.A29" office:value-type="string">
            <text:p text:style-name="P1">1.8V FPGA power</text:p>
          </table:table-cell>
          <table:table-cell table:style-name="Таблица1.B29" office:value-type="string">
            <text:p text:style-name="P1">MCP1700T-1802E/TT</text:p>
          </table:table-cell>
          <table:table-cell table:style-name="Таблица1.C29" office:value-type="string">
            <text:p text:style-name="P1">MCP1700T1802ETTCT-ND</text:p>
          </table:table-cell>
        </table:table-row>
        <table:table-row>
          <table:table-cell table:style-name="Таблица1.A30" office:value-type="string">
            <text:p text:style-name="P1">2.5 V FPGA power</text:p>
          </table:table-cell>
          <table:table-cell table:style-name="Таблица1.B30" office:value-type="string">
            <text:p text:style-name="P1">MCP1700T-2502E/TT</text:p>
          </table:table-cell>
          <table:table-cell table:style-name="Таблица1.C30" office:value-type="string">
            <text:p text:style-name="P1">MCP1700T-2502E/TTCT-ND</text:p>
          </table:table-cell>
        </table:table-row>
        <table:table-row>
          <table:table-cell table:style-name="Таблица1.A31" office:value-type="string">
            <text:p text:style-name="P1">ADC Low Freq12 bit</text:p>
          </table:table-cell>
          <table:table-cell table:style-name="Таблица1.B31" office:value-type="string">
            <text:p text:style-name="P1">MCP3202-CI/SN</text:p>
          </table:table-cell>
          <table:table-cell table:style-name="Таблица1.C31" office:value-type="string">
            <text:p text:style-name="P1">MCP3202-CI/SN-ND</text:p>
          </table:table-cell>
        </table:table-row>
        <table:table-row>
          <table:table-cell table:style-name="Таблица1.A32" office:value-type="string">
            <text:p text:style-name="P1">Diode array <text:s text:c="14"/>7pcs</text:p>
          </table:table-cell>
          <table:table-cell table:style-name="Таблица1.B32" office:value-type="string">
            <text:p text:style-name="P1">BAT54S,215</text:p>
          </table:table-cell>
          <table:table-cell table:style-name="Таблица1.C32" office:value-type="string">
            <text:p text:style-name="P1">568-1614-1-ND</text:p>
          </table:table-cell>
        </table:table-row>
        <table:table-row>
          <table:table-cell table:style-name="Таблица1.A33" office:value-type="string">
            <text:p text:style-name="P1">Memory for FPGA</text:p>
          </table:table-cell>
          <table:table-cell table:style-name="Таблица1.B33" office:value-type="string">
            <text:p text:style-name="P1">W25Q64FVSSIG </text:p>
          </table:table-cell>
          <table:table-cell table:style-name="Таблица1.C33" office:value-type="string">
            <text:p text:style-name="P1">W25Q64FVSSIG-ND</text:p>
          </table:table-cell>
        </table:table-row>
        <table:table-row>
          <table:table-cell table:style-name="Таблица1.A34" office:value-type="string">
            <text:p text:style-name="P1">FPGA</text:p>
          </table:table-cell>
          <table:table-cell table:style-name="Таблица1.B34" office:value-type="string">
            <text:p text:style-name="P1">EP4CE55F23C8N</text:p>
          </table:table-cell>
          <table:table-cell table:style-name="Таблица1.C34" office:value-type="string">
            <text:p text:style-name="P1">544-2813-ND</text:p>
          </table:table-cell>
        </table:table-row>
        <table:table-row>
          <table:table-cell table:style-name="Таблица1.A35" office:value-type="string">
            <text:p text:style-name="P1">2k EEPROM </text:p>
          </table:table-cell>
          <table:table-cell table:style-name="Таблица1.B35" office:value-type="string">
            <text:p text:style-name="P1">25AA02E48T-I/OT</text:p>
          </table:table-cell>
          <table:table-cell table:style-name="Таблица1.C35" office:value-type="string">
            <text:p text:style-name="P1">25AA02E48T-I/OTCT-ND</text:p>
          </table:table-cell>
        </table:table-row>
        <table:table-row>
          <table:table-cell table:style-name="Таблица1.A36" office:value-type="string">
            <text:p text:style-name="P1">RF transformer 1:4 <text:s text:c="8"/>3pcs</text:p>
          </table:table-cell>
          <table:table-cell table:style-name="Таблица1.B36" office:value-type="string">
            <text:p text:style-name="P1">MABAES0061</text:p>
            <text:p text:style-name="P1">TC4-1T</text:p>
          </table:table-cell>
          <table:table-cell table:style-name="Таблица1.C36" office:value-type="string">
            <text:p text:style-name="P1">1465-1318-1-ND</text:p>
          </table:table-cell>
        </table:table-row>
        <table:table-row>
          <table:table-cell table:style-name="Таблица1.A37" office:value-type="string">
            <text:p text:style-name="P1">ADC 16 bit <text:s text:c="18"/>2pcs</text:p>
          </table:table-cell>
          <table:table-cell table:style-name="Таблица1.B37" office:value-type="string">
            <text:p text:style-name="P1">LTC2165CUK#PBF</text:p>
          </table:table-cell>
          <table:table-cell table:style-name="Таблица1.C37" office:value-type="string">
            <text:p text:style-name="P1">LTC2165CUK#PBF-ND</text:p>
          </table:table-cell>
        </table:table-row>
        <table:table-row>
          <table:table-cell table:style-name="Таблица1.A38" office:value-type="string">
            <text:p text:style-name="P1">ADC driver <text:s text:c="18"/>2pcs</text:p>
          </table:table-cell>
          <table:table-cell table:style-name="Таблица1.B38" office:value-type="string">
            <text:p text:style-name="P1">LTC6401IUD-14#PBF</text:p>
          </table:table-cell>
          <table:table-cell table:style-name="Таблица1.C38" office:value-type="string">
            <text:p text:style-name="P1">LTC6401IUD-14#PBF-ND</text:p>
          </table:table-cell>
        </table:table-row>
        <table:table-row>
          <table:table-cell table:style-name="Таблица1.A39" office:value-type="string">
            <text:p text:style-name="P1">3.3 V LDO <text:s/>power <text:s text:c="7"/>4pcs</text:p>
          </table:table-cell>
          <table:table-cell table:style-name="Таблица1.B39" office:value-type="string">
            <text:p text:style-name="P1">MCP1824T-3302E/OT</text:p>
          </table:table-cell>
          <table:table-cell table:style-name="Таблица1.C39" office:value-type="string">
            <text:p text:style-name="P1">MCP1824T-3302E/OTCT-ND</text:p>
          </table:table-cell>
        </table:table-row>
        <table:table-row>
          <table:table-cell table:style-name="Таблица1.A40" office:value-type="string">
            <text:p text:style-name="P1">10MHz switch</text:p>
          </table:table-cell>
          <table:table-cell table:style-name="Таблица1.B40" office:value-type="string">
            <text:p text:style-name="P1">SN74LVC1G3157DBVR</text:p>
          </table:table-cell>
          <table:table-cell table:style-name="Таблица1.C40" office:value-type="string">
            <text:p text:style-name="P1">296-14908-1-ND</text:p>
          </table:table-cell>
        </table:table-row>
        <text:soft-page-break/>
        <table:table-row>
          <table:table-cell table:style-name="Таблица1.A41" office:value-type="string">
            <text:p text:style-name="P1">DAC 14-bit</text:p>
          </table:table-cell>
          <table:table-cell table:style-name="Таблица1.B41" office:value-type="string">
            <text:p text:style-name="P1">AD9744ARUZ</text:p>
          </table:table-cell>
          <table:table-cell table:style-name="Таблица1.C41" office:value-type="string">
            <text:p text:style-name="P1">AD9744ARUZ-ND</text:p>
          </table:table-cell>
        </table:table-row>
        <table:table-row>
          <table:table-cell table:style-name="Таблица1.A42" office:value-type="string">
            <text:p text:style-name="P1">Audio Codec</text:p>
          </table:table-cell>
          <table:table-cell table:style-name="Таблица1.B42" office:value-type="string">
            <text:p text:style-name="P1">TLV320AIC23BIPWR</text:p>
          </table:table-cell>
          <table:table-cell table:style-name="Таблица1.C42" office:value-type="string">
            <text:p text:style-name="P1">296-15031-1-ND</text:p>
          </table:table-cell>
        </table:table-row>
        <table:table-row>
          <table:table-cell table:style-name="Таблица1.A43" office:value-type="string">
            <text:p text:style-name="P1">Op Amp</text:p>
          </table:table-cell>
          <table:table-cell table:style-name="Таблица1.B43" office:value-type="string">
            <text:p text:style-name="P1">MCP6001T-I/OT</text:p>
          </table:table-cell>
          <table:table-cell table:style-name="Таблица1.C43" office:value-type="string">
            <text:p text:style-name="P1">MCP6001T-I/OTCT-ND</text:p>
          </table:table-cell>
        </table:table-row>
        <table:table-row>
          <table:table-cell table:style-name="Таблица1.A44" office:value-type="string">
            <text:p text:style-name="P1">AF Amp </text:p>
          </table:table-cell>
          <table:table-cell table:style-name="Таблица1.B44" office:value-type="string">
            <text:p text:style-name="P1">TDA2822D013TR</text:p>
          </table:table-cell>
          <table:table-cell table:style-name="Таблица1.C44" office:value-type="string">
            <text:p text:style-name="P1">497-3376-1-ND</text:p>
          </table:table-cell>
        </table:table-row>
        <table:table-row>
          <table:table-cell table:style-name="Таблица1.A45" office:value-type="string">
            <text:p text:style-name="P1">MCU</text:p>
          </table:table-cell>
          <table:table-cell table:style-name="Таблица1.B45" office:value-type="string">
            <text:p text:style-name="P1">PIC16F1827-I/ML</text:p>
          </table:table-cell>
          <table:table-cell table:style-name="Таблица1.C45" office:value-type="string">
            <text:p text:style-name="P1">PIC16F1827-I/ML-ND</text:p>
          </table:table-cell>
        </table:table-row>
        <table:table-row>
          <table:table-cell table:style-name="Таблица1.A46" office:value-type="string">
            <text:p text:style-name="P1">RF shield <text:s text:c="19"/></text:p>
          </table:table-cell>
          <table:table-cell table:style-name="Таблица1.B46" office:value-type="string">
            <text:p text:style-name="P1">BMI-S-201-C</text:p>
          </table:table-cell>
          <table:table-cell table:style-name="Таблица1.C46" office:value-type="string">
            <text:p text:style-name="P1">903-1013-ND</text:p>
          </table:table-cell>
        </table:table-row>
        <table:table-row>
          <table:table-cell table:style-name="Таблица1.A47" office:value-type="string">
            <text:p text:style-name="P1">Audio conn 3.5mm <text:s text:c="5"/>3pcs</text:p>
          </table:table-cell>
          <table:table-cell table:style-name="Таблица1.B47" office:value-type="string">
            <text:p text:style-name="P1">SJ-3523-SMT-TR</text:p>
          </table:table-cell>
          <table:table-cell table:style-name="Таблица1.C47" office:value-type="string">
            <text:p text:style-name="P1">CP-3523SJCT-ND</text:p>
          </table:table-cell>
        </table:table-row>
        <table:table-row>
          <table:table-cell table:style-name="Таблица1.A48" office:value-type="string">
            <text:p text:style-name="P1">Func button</text:p>
          </table:table-cell>
          <table:table-cell table:style-name="Таблица1.B48" office:value-type="string">
            <text:p text:style-name="P1">EVQ-PF106K</text:p>
          </table:table-cell>
          <table:table-cell table:style-name="Таблица1.C48" office:value-type="string">
            <text:p text:style-name="P1">P10883S-ND</text:p>
          </table:table-cell>
        </table:table-row>
        <table:table-row>
          <table:table-cell table:style-name="Таблица1.A49" office:value-type="string">
            <text:p text:style-name="P1">SPK Conn 2x2.54 </text:p>
          </table:table-cell>
          <table:table-cell table:style-name="Таблица1.B49" office:value-type="string">
            <text:p text:style-name="P1">640456-2</text:p>
          </table:table-cell>
          <table:table-cell table:style-name="Таблица1.C49" office:value-type="string">
            <text:p text:style-name="P1">A1921-ND</text:p>
          </table:table-cell>
        </table:table-row>
        <table:table-row>
          <table:table-cell table:style-name="Таблица1.A50" office:value-type="string">
            <text:p text:style-name="P1">LED green 0603 <text:s text:c="4"/>4pcs</text:p>
          </table:table-cell>
          <table:table-cell table:style-name="Таблица1.B50" office:value-type="string">
            <text:p text:style-name="P1">150060GS75000</text:p>
          </table:table-cell>
          <table:table-cell table:style-name="Таблица1.C50" office:value-type="string">
            <text:p text:style-name="P1">732-4971-1-ND</text:p>
          </table:table-cell>
        </table:table-row>
        <table:table-row>
          <table:table-cell table:style-name="Таблица1.A51" office:value-type="string">
            <text:p text:style-name="P1">Schottky diode</text:p>
          </table:table-cell>
          <table:table-cell table:style-name="Таблица1.B51" office:value-type="string">
            <text:p text:style-name="P1">SK810L-TP</text:p>
            <text:p text:style-name="P1">SSB43L-E3/52T</text:p>
          </table:table-cell>
          <table:table-cell table:style-name="Таблица1.C51" office:value-type="string">
            <text:p text:style-name="P1">SK810L-TPMSCT-ND</text:p>
            <text:p text:style-name="P1">SSB43L-E3/52TGICT-ND</text:p>
          </table:table-cell>
        </table:table-row>
        <table:table-row>
          <table:table-cell table:style-name="Таблица1.A52" office:value-type="string">
            <text:p text:style-name="P1">Case</text:p>
          </table:table-cell>
          <table:table-cell table:style-name="Таблица1.B52" office:value-type="string">
            <text:p text:style-name="P1">1455R1601 Hammond</text:p>
          </table:table-cell>
          <table:table-cell table:style-name="Таблица1.C52" office:value-type="string">
            <text:p text:style-name="P3"/>
          </table:table-cell>
        </table:table-row>
        <table:table-row>
          <table:table-cell table:style-name="Таблица1.A53" office:value-type="string">
            <text:p text:style-name="P2">Cover_s material</text:p>
          </table:table-cell>
          <table:table-cell table:style-name="Таблица1.B53" office:value-type="string">
            <text:p text:style-name="P2">LZ993M </text:p>
          </table:table-cell>
          <table:table-cell table:style-name="Таблица1.C53" office:value-type="string">
            <text:p text:style-name="P4">Johnson Plastic +</text:p>
          </table:table-cell>
        </table:table-row>
        <table:table-row>
          <table:table-cell table:style-name="Таблица1.A54" office:value-type="string">
            <text:p text:style-name="P1">4.7 V zenner </text:p>
          </table:table-cell>
          <table:table-cell table:style-name="Таблица1.B54" office:value-type="string">
            <text:p text:style-name="P1">BZT52C4V7-13-F</text:p>
          </table:table-cell>
          <table:table-cell table:style-name="Таблица1.C54" office:value-type="string">
            <text:p text:style-name="P1">BZT52C4V7-13FDICT-ND</text:p>
          </table:table-cell>
        </table:table-row>
        <table:table-row>
          <table:table-cell table:style-name="Таблица1.A55" office:value-type="string">
            <text:p text:style-name="P1">**Speaker</text:p>
          </table:table-cell>
          <table:table-cell table:style-name="Таблица1.B55" office:value-type="string">
            <text:p text:style-name="P1">CMS-40504N-L152</text:p>
            <text:p text:style-name="P1">AS05008MR-4-R +++</text:p>
            <text:p text:style-name="P1">AS04508MR-3-R</text:p>
          </table:table-cell>
          <table:table-cell table:style-name="Таблица1.C55" office:value-type="string">
            <text:p text:style-name="P1">102-3846-ND</text:p>
            <text:p text:style-name="P1">668-1238-ND</text:p>
            <text:p text:style-name="P1">668-1237-ND</text:p>
          </table:table-cell>
        </table:table-row>
        <table:table-row>
          <table:table-cell table:style-name="Таблица1.A56" office:value-type="string">
            <text:p text:style-name="P1">Bulb <text:s text:c="22"/>2pcs</text:p>
          </table:table-cell>
          <table:table-cell table:style-name="Таблица1.B56" office:value-type="string">
            <text:p text:style-name="P1">CM8097</text:p>
          </table:table-cell>
          <table:table-cell table:style-name="Таблица1.C56" office:value-type="string">
            <text:p text:style-name="P1">CM8097-ND</text:p>
          </table:table-cell>
        </table:table-row>
        <table:table-row>
          <table:table-cell table:style-name="Таблица1.A57" office:value-type="string">
            <text:p text:style-name="P1">LPF <text:s text:c="25"/>2pcs</text:p>
          </table:table-cell>
          <table:table-cell table:style-name="Таблица1.B57" office:value-type="string">
            <text:p text:style-name="P1">RLP-50+</text:p>
          </table:table-cell>
          <table:table-cell table:style-name="Таблица1.C57" office:value-type="string">
            <text:p text:style-name="P3"/>
          </table:table-cell>
        </table:table-row>
        <table:table-row>
          <table:table-cell table:style-name="Таблица1.A58" office:value-type="string">
            <text:p text:style-name="P1">4-pin OLED Cabel</text:p>
          </table:table-cell>
          <table:table-cell table:style-name="Таблица1.B58" office:value-type="string">
            <text:p text:style-name="P1">110990080</text:p>
          </table:table-cell>
          <table:table-cell table:style-name="Таблица1.C58" office:value-type="string">
            <text:p text:style-name="P1">1597-1502-ND</text:p>
          </table:table-cell>
        </table:table-row>
        <table:table-row>
          <table:table-cell table:style-name="Таблица1.A59" office:value-type="string">
            <text:p text:style-name="P1">NTC 100k 0603</text:p>
          </table:table-cell>
          <table:table-cell table:style-name="Таблица1.B59" office:value-type="string">
            <text:p text:style-name="P1">ERT-J1VS104JA</text:p>
          </table:table-cell>
          <table:table-cell table:style-name="Таблица1.C59" office:value-type="string">
            <text:p text:style-name="P1">P12019CT-ND</text:p>
          </table:table-cell>
        </table:table-row>
      </table:table>
      <text:p text:style-name="P3"/>
      <text:p text:style-name="P3"/>
      <text:p text:style-name="P1">Resis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340 Ohm 2512 1W <text:s text:c="11"/></text:p>
          </table:table-cell>
          <table:table-cell table:style-name="Таблица2.B1" office:value-type="string">
            <text:p text:style-name="P1">RMCF2512FT340R</text:p>
          </table:table-cell>
          <table:table-cell table:style-name="Таблица2.C1" office:value-type="string">
            <text:p text:style-name="P1">RMCF2512FT340RCT-ND</text:p>
          </table:table-cell>
        </table:table-row>
        <table:table-row>
          <table:table-cell table:style-name="Таблица2.A2" office:value-type="string">
            <text:p text:style-name="P1">220 Ohm 0603 <text:s text:c="7"/>4pcs</text:p>
          </table:table-cell>
          <table:table-cell table:style-name="Таблица2.B2" office:value-type="string">
            <text:p text:style-name="P1">RC0603FR-072K2L</text:p>
          </table:table-cell>
          <table:table-cell table:style-name="Таблица2.C2" office:value-type="string">
            <text:p text:style-name="P1">311-2.20KHRCT-ND</text:p>
          </table:table-cell>
        </table:table-row>
        <table:table-row>
          <table:table-cell table:style-name="Таблица2.A3" office:value-type="string">
            <text:p text:style-name="P1">4.7 Ohm <text:s/>0805 <text:s text:c="8"/></text:p>
          </table:table-cell>
          <table:table-cell table:style-name="Таблица2.B3" office:value-type="string">
            <text:p text:style-name="P1">RC2012F4R7CS</text:p>
          </table:table-cell>
          <table:table-cell table:style-name="Таблица2.C3" office:value-type="string">
            <text:p text:style-name="P1">1276-5171-1-ND</text:p>
          </table:table-cell>
        </table:table-row>
        <table:table-row>
          <table:table-cell table:style-name="Таблица2.A4" office:value-type="string">
            <text:p text:style-name="P1">1k 0603 <text:s text:c="18"/>17pcs</text:p>
          </table:table-cell>
          <table:table-cell table:style-name="Таблица2.B4" office:value-type="string">
            <text:p text:style-name="P3"/>
          </table:table-cell>
          <table:table-cell table:style-name="Таблица2.C4" office:value-type="string">
            <text:p text:style-name="P3"/>
          </table:table-cell>
        </table:table-row>
        <table:table-row>
          <table:table-cell table:style-name="Таблица2.A5" office:value-type="string">
            <text:p text:style-name="P1">12.1k0603 <text:s text:c="16"/></text:p>
          </table:table-cell>
          <table:table-cell table:style-name="Таблица2.B5" office:value-type="string">
            <text:p text:style-name="P1">RC0603FR-0712K1L</text:p>
          </table:table-cell>
          <table:table-cell table:style-name="Таблица2.C5" office:value-type="string">
            <text:p text:style-name="P1">311-12.1KHRCT-ND</text:p>
          </table:table-cell>
        </table:table-row>
        <table:table-row>
          <table:table-cell table:style-name="Таблица2.A6" office:value-type="string">
            <text:p text:style-name="P1">200 Ohm 0603 <text:s text:c="7"/>5pcs</text:p>
          </table:table-cell>
          <table:table-cell table:style-name="Таблица2.B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>
          <table:table-cell table:style-name="Таблица2.A7" office:value-type="string">
            <text:p text:style-name="P1">10 k 0603 <text:s text:c="15"/>13pcs</text:p>
          </table:table-cell>
          <table:table-cell table:style-name="Таблица2.B7" office:value-type="string">
            <text:p text:style-name="P3"/>
          </table:table-cell>
          <table:table-cell table:style-name="Таблица2.C7" office:value-type="string">
            <text:p text:style-name="P3"/>
          </table:table-cell>
        </table:table-row>
        <table:table-row>
          <table:table-cell table:style-name="Таблица2.A8" office:value-type="string">
            <text:p text:style-name="P1">Trimmer 10k <text:s text:c="7"/></text:p>
          </table:table-cell>
          <table:table-cell table:style-name="Таблица2.B8" office:value-type="string">
            <text:p text:style-name="P1">SM-31TW103</text:p>
          </table:table-cell>
          <table:table-cell table:style-name="Таблица2.C8" office:value-type="string">
            <text:p text:style-name="P1">SM-31TW103CT-ND</text:p>
          </table:table-cell>
        </table:table-row>
        <table:table-row>
          <table:table-cell table:style-name="Таблица2.A9" office:value-type="string">
            <text:p text:style-name="P1">25 Ohm 0603 <text:s text:c="9"/>4pcs</text:p>
          </table:table-cell>
          <table:table-cell table:style-name="Таблица2.B9" office:value-type="string">
            <text:p text:style-name="P1">RC0603FR-0724R9L</text:p>
          </table:table-cell>
          <table:table-cell table:style-name="Таблица2.C9" office:value-type="string">
            <text:p text:style-name="P1">311-24.9HRCT-ND</text:p>
          </table:table-cell>
        </table:table-row>
        <table:table-row>
          <table:table-cell table:style-name="Таблица2.A10" office:value-type="string">
            <text:p text:style-name="P1">4.7k 0603 <text:s text:c="15"/>3pcs</text:p>
          </table:table-cell>
          <table:table-cell table:style-name="Таблица2.B10" office:value-type="string">
            <text:p text:style-name="P3"/>
          </table:table-cell>
          <table:table-cell table:style-name="Таблица2.C10" office:value-type="string">
            <text:p text:style-name="P3"/>
          </table:table-cell>
        </table:table-row>
        <table:table-row>
          <table:table-cell table:style-name="Таблица2.A11" office:value-type="string">
            <text:p text:style-name="P1">130k *</text:p>
          </table:table-cell>
          <table:table-cell table:style-name="Таблица2.B11" office:value-type="string">
            <text:p text:style-name="P3"/>
          </table:table-cell>
          <table:table-cell table:style-name="Таблица2.C11" office:value-type="string">
            <text:p text:style-name="P3"/>
          </table:table-cell>
        </table:table-row>
        <table:table-row>
          <table:table-cell table:style-name="Таблица2.A12" office:value-type="string">
            <text:p text:style-name="P1">680k *</text:p>
          </table:table-cell>
          <table:table-cell table:style-name="Таблица2.B12" office:value-type="string">
            <text:p text:style-name="P3"/>
          </table:table-cell>
          <table:table-cell table:style-name="Таблица2.C12" office:value-type="string">
            <text:p text:style-name="P3"/>
          </table:table-cell>
        </table:table-row>
        <table:table-row>
          <table:table-cell table:style-name="Таблица2.A13" office:value-type="string">
            <text:p text:style-name="P1">100 Ohm <text:s/>0603 <text:s text:c="4"/>2pcs</text:p>
          </table:table-cell>
          <table:table-cell table:style-name="Таблица2.B13" office:value-type="string">
            <text:p text:style-name="P3"/>
          </table:table-cell>
          <table:table-cell table:style-name="Таблица2.C13" office:value-type="string">
            <text:p text:style-name="P3"/>
          </table:table-cell>
        </table:table-row>
        <table:table-row>
          <table:table-cell table:style-name="Таблица2.A14" office:value-type="string">
            <text:p text:style-name="P1">3.3k 0603</text:p>
          </table:table-cell>
          <table:table-cell table:style-name="Таблица2.B14" office:value-type="string">
            <text:p text:style-name="P3"/>
          </table:table-cell>
          <table:table-cell table:style-name="Таблица2.C14" office:value-type="string">
            <text:p text:style-name="P3"/>
          </table:table-cell>
        </table:table-row>
        <table:table-row>
          <table:table-cell table:style-name="Таблица2.A15" office:value-type="string">
            <text:p text:style-name="P1">2k 0603 <text:s text:c="16"/>3pcs</text:p>
          </table:table-cell>
          <table:table-cell table:style-name="Таблица2.B15" office:value-type="string">
            <text:p text:style-name="P1">RC0603JR-072KL</text:p>
          </table:table-cell>
          <table:table-cell table:style-name="Таблица2.C15" office:value-type="string">
            <text:p text:style-name="P1">311-2.0KGRCT-ND</text:p>
          </table:table-cell>
        </table:table-row>
        <table:table-row>
          <table:table-cell table:style-name="Таблица2.A16" office:value-type="string">
            <text:p text:style-name="P1">18k 0603 <text:s text:c="13"/></text:p>
          </table:table-cell>
          <table:table-cell table:style-name="Таблица2.B16" office:value-type="string">
            <text:p text:style-name="P3"/>
          </table:table-cell>
          <table:table-cell table:style-name="Таблица2.C16" office:value-type="string">
            <text:p text:style-name="P3"/>
          </table:table-cell>
        </table:table-row>
        <table:table-row>
          <table:table-cell table:style-name="Таблица2.A17" office:value-type="string">
            <text:p text:style-name="P1">100k 0603 </text:p>
          </table:table-cell>
          <table:table-cell table:style-name="Таблица2.B17" office:value-type="string">
            <text:p text:style-name="P3"/>
          </table:table-cell>
          <table:table-cell table:style-name="Таблица2.C17" office:value-type="string">
            <text:p text:style-name="P3"/>
          </table:table-cell>
        </table:table-row>
        <table:table-row>
          <table:table-cell table:style-name="Таблица2.A18" office:value-type="string">
            <text:p text:style-name="P1">270 <text:s text:c="23"/>2cs</text:p>
          </table:table-cell>
          <table:table-cell table:style-name="Таблица2.B18" office:value-type="string">
            <text:p text:style-name="P3"/>
          </table:table-cell>
          <table:table-cell table:style-name="Таблица2.C18" office:value-type="string">
            <text:p text:style-name="P3"/>
          </table:table-cell>
        </table:table-row>
        <table:table-row>
          <table:table-cell table:style-name="Таблица2.A19" office:value-type="string">
            <text:p text:style-name="P1">499 <text:s text:c="23"/>2pcs</text:p>
          </table:table-cell>
          <table:table-cell table:style-name="Таблица2.B19" office:value-type="string">
            <text:p text:style-name="P3"/>
          </table:table-cell>
          <table:table-cell table:style-name="Таблица2.C19" office:value-type="string">
            <text:p text:style-name="P3"/>
          </table:table-cell>
        </table:table-row>
      </table:table>
      <text:p text:style-name="P3"/>
      <text:p text:style-name="P1">Capacitors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0.1uF50V <text:s text:c="2"/>1206 <text:s text:c="8"/>7pcs</text:p>
          </table:table-cell>
          <table:table-cell table:style-name="Таблица3.B1" office:value-type="string">
            <text:p text:style-name="P1">CL31B104KBPWPNE</text:p>
          </table:table-cell>
          <table:table-cell table:style-name="Таблица3.C1" office:value-type="string">
            <text:p text:style-name="P1">1276-6731-1-ND</text:p>
          </table:table-cell>
        </table:table-row>
        <table:table-row>
          <table:table-cell table:style-name="Таблица3.A2" office:value-type="string">
            <text:p text:style-name="P1">470uF 16V Polar 8mm <text:s/>4pcs</text:p>
          </table:table-cell>
          <table:table-cell table:style-name="Таблица3.B2" office:value-type="string">
            <text:p text:style-name="P1">UCD1C471MNL1GS</text:p>
          </table:table-cell>
          <table:table-cell table:style-name="Таблица3.C2" office:value-type="string">
            <text:p text:style-name="P1">493-6372-1-ND</text:p>
          </table:table-cell>
        </table:table-row>
        <table:table-row>
          <table:table-cell table:style-name="Таблица3.A3" office:value-type="string">
            <text:p text:style-name="P1">470uF 10V Polar <text:s/>6mm <text:s/>2pcs</text:p>
          </table:table-cell>
          <table:table-cell table:style-name="Таблица3.B3" office:value-type="string">
            <text:p text:style-name="P1">UCM1A471MCL1GS</text:p>
          </table:table-cell>
          <table:table-cell table:style-name="Таблица3.C3" office:value-type="string">
            <text:p text:style-name="P1">493-14524-1-ND</text:p>
          </table:table-cell>
        </table:table-row>
        <table:table-row>
          <table:table-cell table:style-name="Таблица3.A4" office:value-type="string">
            <text:p text:style-name="P1">100uF 16V Polar 6mm</text:p>
          </table:table-cell>
          <table:table-cell table:style-name="Таблица3.B4" office:value-type="string">
            <text:p text:style-name="P1">UWX1C101MCL1GB</text:p>
          </table:table-cell>
          <table:table-cell table:style-name="Таблица3.C4" office:value-type="string">
            <text:p text:style-name="P1">493-2105-1-ND</text:p>
          </table:table-cell>
        </table:table-row>
        <table:table-row>
          <table:table-cell table:style-name="Таблица3.A5" office:value-type="string">
            <text:p text:style-name="P1">100uf 6V <text:s/>tant <text:s text:c="13"/>3pcs</text:p>
          </table:table-cell>
          <table:table-cell table:style-name="Таблица3.B5" office:value-type="string">
            <text:p text:style-name="P1">F930G107MBA</text:p>
          </table:table-cell>
          <table:table-cell table:style-name="Таблица3.C5" office:value-type="string">
            <text:p text:style-name="P1">478-8135-1-ND</text:p>
          </table:table-cell>
        </table:table-row>
        <table:table-row>
          <table:table-cell table:style-name="Таблица3.A6" office:value-type="string">
            <text:p text:style-name="P1">10uf 10V 0805 <text:s text:c="11"/>3pcs</text:p>
          </table:table-cell>
          <table:table-cell table:style-name="Таблица3.B6" office:value-type="string">
            <text:p text:style-name="P1">CL21A106KPCLQNC</text:p>
          </table:table-cell>
          <table:table-cell table:style-name="Таблица3.C6" office:value-type="string">
            <text:p text:style-name="P1">1276-2402-1-ND</text:p>
          </table:table-cell>
        </table:table-row>
        <text:soft-page-break/>
        <table:table-row>
          <table:table-cell table:style-name="Таблица3.A7" office:value-type="string">
            <text:p text:style-name="P1">10uf <text:s/>25V 0805</text:p>
          </table:table-cell>
          <table:table-cell table:style-name="Таблица3.B7" office:value-type="string">
            <text:p text:style-name="P1">CL21A106KAFN3NE</text:p>
          </table:table-cell>
          <table:table-cell table:style-name="Таблица3.C7" office:value-type="string">
            <text:p text:style-name="P1">1276-2890-1-ND</text:p>
          </table:table-cell>
        </table:table-row>
        <table:table-row>
          <table:table-cell table:style-name="Таблица3.A8" office:value-type="string">
            <text:p text:style-name="P1">4.7uF 10V 0603 <text:s text:c="7"/>25pcs</text:p>
          </table:table-cell>
          <table:table-cell table:style-name="Таблица3.B8" office:value-type="string">
            <text:p text:style-name="P1">CL10A475KQ8NNNC</text:p>
          </table:table-cell>
          <table:table-cell table:style-name="Таблица3.C8" office:value-type="string">
            <text:p text:style-name="P1">1276-1045-1-ND</text:p>
          </table:table-cell>
        </table:table-row>
        <table:table-row>
          <table:table-cell table:style-name="Таблица3.A9" office:value-type="string">
            <text:p text:style-name="P1">0.1uF 50V <text:s/>0603 <text:s text:c="7"/>50pcs</text:p>
          </table:table-cell>
          <table:table-cell table:style-name="Таблица3.B9" office:value-type="string">
            <text:p text:style-name="P1">CL10B104KB8NNNC</text:p>
          </table:table-cell>
          <table:table-cell table:style-name="Таблица3.C9" office:value-type="string">
            <text:p text:style-name="P1">1276-1000-1-ND</text:p>
          </table:table-cell>
        </table:table-row>
        <table:table-row>
          <table:table-cell table:style-name="Таблица3.A10" office:value-type="string">
            <text:p text:style-name="P1">2.2uF 10V 0603 <text:s text:c="6"/>4pcs</text:p>
          </table:table-cell>
          <table:table-cell table:style-name="Таблица3.B10" office:value-type="string">
            <text:p text:style-name="P1">CL10B225KP8NNNC</text:p>
          </table:table-cell>
          <table:table-cell table:style-name="Таблица3.C10" office:value-type="string">
            <text:p text:style-name="P1">1276-1134-1-ND</text:p>
          </table:table-cell>
        </table:table-row>
        <table:table-row>
          <table:table-cell table:style-name="Таблица3.A11" office:value-type="string">
            <text:p text:style-name="P1">10nf 50V 0603 <text:s text:c="8"/>30pcs</text:p>
          </table:table-cell>
          <table:table-cell table:style-name="Таблица3.B11" office:value-type="string">
            <text:p text:style-name="P1">CL10B103KB8NCNC</text:p>
          </table:table-cell>
          <table:table-cell table:style-name="Таблица3.C11" office:value-type="string">
            <text:p text:style-name="P1">1276-1921-1-ND</text:p>
          </table:table-cell>
        </table:table-row>
        <table:table-row>
          <table:table-cell table:style-name="Таблица3.A12" office:value-type="string">
            <text:p text:style-name="P1">12pf <text:s/>50V 0603 <text:s text:c="6"/>2pcs</text:p>
          </table:table-cell>
          <table:table-cell table:style-name="Таблица3.B12" office:value-type="string">
            <text:p text:style-name="P3"/>
          </table:table-cell>
          <table:table-cell table:style-name="Таблица3.C12" office:value-type="string">
            <text:p text:style-name="P3"/>
          </table:table-cell>
        </table:table-row>
        <table:table-row>
          <table:table-cell table:style-name="Таблица3.A13" office:value-type="string">
            <text:p text:style-name="P1">1nF 50V 0603 <text:s text:c="9"/>6pcs</text:p>
          </table:table-cell>
          <table:table-cell table:style-name="Таблица3.B13" office:value-type="string">
            <text:p text:style-name="P3"/>
          </table:table-cell>
          <table:table-cell table:style-name="Таблица3.C13" office:value-type="string">
            <text:p text:style-name="P3"/>
          </table:table-cell>
        </table:table-row>
        <table:table-row>
          <table:table-cell table:style-name="Таблица3.A14" office:value-type="string">
            <text:p text:style-name="P1">47nF 50V 0603</text:p>
          </table:table-cell>
          <table:table-cell table:style-name="Таблица3.B14" office:value-type="string">
            <text:p text:style-name="P3"/>
          </table:table-cell>
          <table:table-cell table:style-name="Таблица3.C14" office:value-type="string">
            <text:p text:style-name="P3"/>
          </table:table-cell>
        </table:table-row>
        <table:table-row>
          <table:table-cell table:style-name="Таблица3.A15" office:value-type="string">
            <text:p text:style-name="P1">100pF 50V 0603 <text:s text:c="6"/>4pcs</text:p>
          </table:table-cell>
          <table:table-cell table:style-name="Таблица3.B15" office:value-type="string">
            <text:p text:style-name="P1">CL10C101JB8NNNC</text:p>
          </table:table-cell>
          <table:table-cell table:style-name="Таблица3.C15" office:value-type="string">
            <text:p text:style-name="P1">1276-1008-1-ND</text:p>
          </table:table-cell>
        </table:table-row>
        <table:table-row>
          <table:table-cell table:style-name="Таблица3.A16" office:value-type="string">
            <text:p text:style-name="P3"/>
          </table:table-cell>
          <table:table-cell table:style-name="Таблица3.B16" office:value-type="string">
            <text:p text:style-name="P3"/>
          </table:table-cell>
          <table:table-cell table:style-name="Таблица3.C16" office:value-type="string">
            <text:p text:style-name="P3"/>
          </table:table-cell>
        </table:table-row>
        <table:table-row>
          <table:table-cell table:style-name="Таблица3.A17" office:value-type="string">
            <text:p text:style-name="P3"/>
          </table:table-cell>
          <table:table-cell table:style-name="Таблица3.B17" office:value-type="string">
            <text:p text:style-name="P3"/>
          </table:table-cell>
          <table:table-cell table:style-name="Таблица3.C17" office:value-type="string">
            <text:p text:style-name="P3"/>
          </table:table-cell>
        </table:table-row>
      </table:table>
      <text:p text:style-name="P3"/>
      <text:p text:style-name="P1">Resistor's arrays 1206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4.7k <text:s text:c="33"/>3pcs</text:p>
          </table:table-cell>
          <table:table-cell table:style-name="Таблица4.B1" office:value-type="string">
            <text:p text:style-name="P1">EXB-V8V103JV</text:p>
          </table:table-cell>
          <table:table-cell table:style-name="Таблица4.C1" office:value-type="string">
            <text:p text:style-name="P1">Y4103CT-ND</text:p>
          </table:table-cell>
        </table:table-row>
        <table:table-row>
          <table:table-cell table:style-name="Таблица4.A2" office:value-type="string">
            <text:p text:style-name="P1">220r <text:s text:c="32"/>4pcs</text:p>
          </table:table-cell>
          <table:table-cell table:style-name="Таблица4.B2" office:value-type="string">
            <text:p text:style-name="P1">EXB-V8V221JV</text:p>
          </table:table-cell>
          <table:table-cell table:style-name="Таблица4.C2" office:value-type="string">
            <text:p text:style-name="P1">Y4221CT-ND</text:p>
          </table:table-cell>
        </table:table-row>
      </table:table>
      <text:p text:style-name="P3"/>
      <text:p text:style-name="P3"/>
      <text:p text:style-name="P3"/>
      <text:p text:style-name="P1">RF-filters ***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Ind 100nH <text:s text:c="12"/></text:p>
          </table:table-cell>
          <table:table-cell table:style-name="Таблица5.B1" office:value-type="string">
            <text:p text:style-name="P1">AISC-1008-R10G-T</text:p>
          </table:table-cell>
          <table:table-cell table:style-name="Таблица5.C1" office:value-type="string">
            <text:p text:style-name="P1">AISC-1008-R10G-TCT-ND</text:p>
          </table:table-cell>
        </table:table-row>
        <table:table-row>
          <table:table-cell table:style-name="Таблица5.A2" office:value-type="string">
            <text:p text:style-name="P1">Ind 120 nH <text:s text:c="10"/></text:p>
          </table:table-cell>
          <table:table-cell table:style-name="Таблица5.B2" office:value-type="string">
            <text:p text:style-name="P1">AISC-1008-R12G-T</text:p>
          </table:table-cell>
          <table:table-cell table:style-name="Таблица5.C2" office:value-type="string">
            <text:p text:style-name="P1">AISC-1008-R12G-TCT-ND</text:p>
          </table:table-cell>
        </table:table-row>
        <table:table-row>
          <table:table-cell table:style-name="Таблица5.A3" office:value-type="string">
            <text:p text:style-name="P1">Ind 150 nH <text:s text:c="10"/></text:p>
          </table:table-cell>
          <table:table-cell table:style-name="Таблица5.B3" office:value-type="string">
            <text:p text:style-name="P1">AISC-1008-R15G-T</text:p>
          </table:table-cell>
          <table:table-cell table:style-name="Таблица5.C3" office:value-type="string">
            <text:p text:style-name="P1">AISC-1008-R15G-TCT-ND</text:p>
          </table:table-cell>
        </table:table-row>
        <table:table-row>
          <table:table-cell table:style-name="Таблица5.A4" office:value-type="string">
            <text:p text:style-name="P1">Cap 12p 0603 <text:s text:c="6"/>3pcs</text:p>
          </table:table-cell>
          <table:table-cell table:style-name="Таблица5.B4" office:value-type="string">
            <text:p text:style-name="P1">CL10C120FB8NNNC</text:p>
          </table:table-cell>
          <table:table-cell table:style-name="Таблица5.C4" office:value-type="string">
            <text:p text:style-name="P1">1276-2175-1-ND</text:p>
          </table:table-cell>
        </table:table-row>
        <table:table-row>
          <table:table-cell table:style-name="Таблица5.A5" office:value-type="string">
            <text:p text:style-name="P1">Cap 39p 0603 <text:s text:c="7"/>3pcs</text:p>
          </table:table-cell>
          <table:table-cell table:style-name="Таблица5.B5" office:value-type="string">
            <text:p text:style-name="P1">CL10C390JB8NNNC</text:p>
          </table:table-cell>
          <table:table-cell table:style-name="Таблица5.C5" office:value-type="string">
            <text:p text:style-name="P1">1276-1087-1-ND </text:p>
          </table:table-cell>
        </table:table-row>
        <table:table-row>
          <table:table-cell table:style-name="Таблица5.A6" office:value-type="string">
            <text:p text:style-name="P1">Cap 56p 0603 <text:s text:c="7"/>3pcs</text:p>
          </table:table-cell>
          <table:table-cell table:style-name="Таблица5.B6" office:value-type="string">
            <text:p text:style-name="P1">CL10C560FB8NNNC</text:p>
          </table:table-cell>
          <table:table-cell table:style-name="Таблица5.C6" office:value-type="string">
            <text:p text:style-name="P1">1276-2312-1-ND</text:p>
          </table:table-cell>
        </table:table-row>
        <table:table-row>
          <table:table-cell table:style-name="Таблица5.A7" office:value-type="string">
            <text:p text:style-name="P1">Cap 75p 0603 <text:s text:c="7"/>3pcs</text:p>
          </table:table-cell>
          <table:table-cell table:style-name="Таблица5.B7" office:value-type="string">
            <text:p text:style-name="P1">CL10C750JB8NNNC</text:p>
          </table:table-cell>
          <table:table-cell table:style-name="Таблица5.C7" office:value-type="string">
            <text:p text:style-name="P1">1276-2335-1-ND</text:p>
          </table:table-cell>
        </table:table-row>
        <table:table-row>
          <table:table-cell table:style-name="Таблица5.A8" office:value-type="string">
            <text:p text:style-name="P1">Cap 91p 0603 <text:s text:c="7"/>6pcs</text:p>
          </table:table-cell>
          <table:table-cell table:style-name="Таблица5.B8" office:value-type="string">
            <text:p text:style-name="P1">CL10C910JB8NCNC</text:p>
          </table:table-cell>
          <table:table-cell table:style-name="Таблица5.C8" office:value-type="string">
            <text:p text:style-name="P1">1276-2351-1-ND</text:p>
          </table:table-cell>
        </table:table-row>
        <table:table-row>
          <table:table-cell table:style-name="Таблица5.A9" office:value-type="string">
            <text:p text:style-name="P1">Cap 110p 0603 <text:s text:c="6"/>3pcs</text:p>
          </table:table-cell>
          <table:table-cell table:style-name="Таблица5.B9" office:value-type="string">
            <text:p text:style-name="P1">CL10C111JB8NNNC</text:p>
          </table:table-cell>
          <table:table-cell table:style-name="Таблица5.C9" office:value-type="string">
            <text:p text:style-name="P1">1276-2174-1-N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1">Inductors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1">Ferrite beads 0603 <text:s text:c="6"/>20pcs</text:p>
          </table:table-cell>
          <table:table-cell table:style-name="Таблица6.B1" office:value-type="string">
            <text:p text:style-name="P1">BLM18PG471SN1D</text:p>
          </table:table-cell>
          <table:table-cell table:style-name="Таблица6.C1" office:value-type="string">
            <text:p text:style-name="P1">490-5223-1-ND</text:p>
          </table:table-cell>
        </table:table-row>
        <table:table-row table:style-name="Таблица6.1">
          <table:table-cell table:style-name="Таблица6.A2" office:value-type="string">
            <text:p text:style-name="P1">1uH 2A power inductor <text:s text:c="3"/>3pcs</text:p>
          </table:table-cell>
          <table:table-cell table:style-name="Таблица6.B2" office:value-type="string">
            <text:p text:style-name="P1">DFE201610R-H-1R0M=P2</text:p>
          </table:table-cell>
          <table:table-cell table:style-name="Таблица6.C2" office:value-type="string">
            <text:p text:style-name="P1">490-10614-1-ND</text:p>
          </table:table-cell>
        </table:table-row>
        <table:table-row table:style-name="Таблица6.1">
          <table:table-cell table:style-name="Таблица6.A3" office:value-type="string">
            <text:p text:style-name="P1">2.2uH power inductor</text:p>
          </table:table-cell>
          <table:table-cell table:style-name="Таблица6.B3" office:value-type="string">
            <text:p text:style-name="P1">LQM2HPN2R2MG0L</text:p>
          </table:table-cell>
          <table:table-cell table:style-name="Таблица6.C3" office:value-type="string">
            <text:p text:style-name="P1">490-5114-1-ND</text:p>
          </table:table-cell>
        </table:table-row>
        <table:table-row table:style-name="Таблица6.1">
          <table:table-cell table:style-name="Таблица6.A4" office:value-type="string">
            <text:p text:style-name="P1">Ferrite bead 1206 <text:s text:c="11"/>2pcs</text:p>
          </table:table-cell>
          <table:table-cell table:style-name="Таблица6.B4" office:value-type="string">
            <text:p text:style-name="P1">BLM31PG601SN1L</text:p>
          </table:table-cell>
          <table:table-cell table:style-name="Таблица6.C4" office:value-type="string">
            <text:p text:style-name="P1">490-1057-1-ND</text:p>
          </table:table-cell>
        </table:table-row>
        <table:table-row table:style-name="Таблица6.1">
          <table:table-cell table:style-name="Таблица6.A5" office:value-type="string">
            <text:p text:style-name="P1">Ferrite bead 1206 <text:s text:c="11"/>3pcs</text:p>
          </table:table-cell>
          <table:table-cell table:style-name="Таблица6.B5" office:value-type="string">
            <text:p text:style-name="P1">HI1206N101R-10</text:p>
          </table:table-cell>
          <table:table-cell table:style-name="Таблица6.C5" office:value-type="string">
            <text:p text:style-name="P1">240-2408-1-ND</text:p>
          </table:table-cell>
        </table:table-row>
        <table:table-row table:style-name="Таблица6.1">
          <table:table-cell table:style-name="Таблица6.A6" office:value-type="string">
            <text:p text:style-name="P1">100nH ML 0603<text:span text:style-name="T2"> <text:s text:c="15"/></text:span><text:span text:style-name="T3">2pcs</text:span></text:p>
          </table:table-cell>
          <table:table-cell table:style-name="Таблица6.B6" office:value-type="string">
            <text:p text:style-name="P1">CI160808-R10J</text:p>
          </table:table-cell>
          <table:table-cell table:style-name="Таблица6.C6" office:value-type="string">
            <text:p text:style-name="P1">CI160808-R10JCT-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21:22:35.748000000</dc:date>
    <meta:editing-duration>PT21M27S</meta:editing-duration>
    <meta:editing-cycles>2</meta:editing-cycles>
    <meta:generator>LibreOffice/6.0.2.1$Windows_X86_64 LibreOffice_project/f7f06a8f319e4b62f9bc5095aa112a65d2f3ac89</meta:generator>
    <meta:document-statistic meta:table-count="6" meta:image-count="0" meta:object-count="0" meta:page-count="3" meta:paragraph-count="326" meta:word-count="549" meta:character-count="5213" meta:non-whitespace-character-count="4209"/>
  </office:meta>
</office:document-meta>
</file>